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bookmark-start text:name="_Hlk62708529"/><text:span text:style-name="T5">S</text:span><text:span text:style-name="T6">tatement on<text:s/></text:span><text:span text:style-name="T7">E</text:span><text:span text:style-name="T8">quity,<text:s/></text:span><text:span text:style-name="T9">D</text:span><text:span text:style-name="T10">iversity, and<text:s/></text:span><text:span text:style-name="T11">I</text:span><text:span text:style-name="T12">nclusion<text:s/></text:span><text:span text:style-name="T13">P</text:span><text:span text:style-name="T14">hilosophy and<text:s/></text:span><text:span text:style-name="T15">C</text:span><text:span text:style-name="T16">oncrete<text:s/></text:span><text:span text:style-name="T17">P</text:span><text:span text:style-name="T18">ractices</text:span></text:p>
      <text:p text:style-name="P19"><text:span text:style-name="T20">Born as a second-generation refugee in U.A.E., and then as a Muslim moving to the U.S. at the age of twelve just before September 11</text:span><text:span text:style-name="T21">th</text:span><text:span text:style-name="T22">, followed</text:span><text:span text:style-name="T23"><text:s/>by moving to Canada as a political refugee at the age of thirteen has shaped my worldview in profound ways. I understand and appreciate the struggle of relocating and learning a new language, a struggle for a significant percentage of international studen</text:span><text:span text:style-name="T24">ts. The appreciation of diversity in Canada enabled me to thrive and avail the many opportunities I received to pursue higher studies and research. My academic pursuits and social interactions have taught me the importance of facilitating the journeys of m</text:span><text:span text:style-name="T25">arginalized and racialized groups, particularly in higher education. In addition, I recognize that other’s struggles can be vastly different from my own.</text:span></text:p>
      <text:p text:style-name="P26"><text:span text:style-name="T27">The aims towards<text:s/></text:span><text:span text:style-name="T28">equity,<text:s/></text:span><text:span text:style-name="T29">diversity and inclusion as advertised on the U</text:span><text:span text:style-name="T30">Ottawa</text:span><text:span text:style-name="T31"><text:s/>website</text:span><text:span text:style-name="T32"><text:s/>strongly</text:span><text:span text:style-name="T33"><text:s/>resonates with<text:s/></text:span><text:span text:style-name="T34">me</text:span><text:span text:style-name="T35">. My experience in Canada has helped me recognize the value of bringing multi</text:span><text:span text:style-name="T36">ple perspectives together to draw the best out of them. In my classrooms and research group I aim to emulate these values. I look forward to hosting students and collaborate with researchers and peers from diverse backgrounds, including race, gender, age,<text:s/></text:span><text:span text:style-name="T37">physical disabilities, sexual orientation, and socioeconomic status. Furthermore, I will maintain collaborations and academic exchanges with groups in Japan, Europe, and North America, which will help my students engage with world-class research while bein</text:span><text:span text:style-name="T38">g exposed to other cultures.</text:span></text:p>
      <text:p text:style-name="P39"><text:span text:style-name="T40">Having lived, studied, and worked in various countries with diverse socio-political and cultural norms, I am fully convinced that equity and inclusiveness allow creativity to flourish, and it also leads to social cohesion in di</text:span><text:span text:style-name="T41">verse societies. Ultimately, this builds of a society where knowledge generation open our minds and hearts to the challenges facing societies and individuals. I am also acutely aware of the challenges that the absence of these values can cause. Discriminat</text:span><text:span text:style-name="T42">ion in the pursuit of education and research alienates racialized and marginalized groups and impoverishes society as a whole. Discriminatory practices hollows the value of education and research from within and inevitably leaves its entire community vulne</text:span><text:span text:style-name="T43">rable and lacking sustainability.</text:span></text:p>
      <text:p text:style-name="P44"><text:span text:style-name="T45">I enjoyed working with people having different training and expertise backgrounds, and engaging with students from different cultures around the globe. Recently, I have been working with students coming through the Quantum</text:span><text:span text:style-name="T46"><text:s/>Pathways program at UBC, which gives undergraduate students from minority groups the opportunity to do research at our institute. This has been a great reminder of the duty we all share in supporting the next generation of researchers. I met with the stud</text:span><text:span text:style-name="T47">ents on a weekly basis for about an hour teaching them ideas about crystallographic symmetry and X-ray diffraction. By nurturing a diverse body of academics at each institute, we can help young students overcome the mental barriers for engaging with an aca</text:span><text:span text:style-name="T48">demic career. My former Quantum Pathways student is now pursuing a PhD in the US. Beyond mentoring many students that crossed my academic path, I reached out to Muslims Achieving Excellence program in Canada. This program gave me the opportunity to mentor</text:span><text:span text:style-name="T49"><text:s/>students, mostly from ethnic minority groups, interested in STEM. I hope to collaborate with<text:s/></text:span><text:span text:style-name="T50">and promote<text:s/></text:span><text:span text:style-name="T51">existing diversity programs at U</text:span><text:span text:style-name="T52">Ottawa</text:span><text:span text:style-name="T53">.</text:span></text:p>
      <text:p text:style-name="P54"><text:span text:style-name="T55">I have been fortunate in my academic growth in that I have not been made to feel that I received any special tre</text:span><text:span text:style-name="T56">atment from anyone along the way, but rather made to feel that I belong in academia. I am also cognizant of the fact that many members of disenfranchised groups around the world do not have such opportunities. This gives me a strong sense of duty to repay<text:s/></text:span><text:span text:style-name="T57">the global society for the opportunities I have received throughout my life. My individual success also belongs to those who helped me along the way and those who will help me going forward. I aim to provide the same opportunities to those who will cross m</text:span><text:span text:style-name="T58">y path, enter my classes, conduct research with me, and colleagues and staff who share the workplace with me at U</text:span><text:span text:style-name="T59">Ottawa</text:span><text:span text:style-name="T60">. <text:s/>As a prospective faculty member at U</text:span><text:span text:style-name="T61">Ottawa</text:span><text:span text:style-name="T62">, I feel strongly about nurturing students from varied backgrounds, sharpen their research skills,</text:span><text:span text:style-name="T63"><text:s/>and build up their confidence to help them achieve their goals in research and beyond.</text:span><text:bookmark-end text:name="_Hlk6270852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" style:display-name="Head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02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2in"/>
      </style:footer-style>
    </style:page-layout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Header"><text:span text:style-name="T2">Mohamed Oudah</text:span><text:span text:style-name="T3"><text:tab/></text:span><text:span text:style-name="T4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udah, Mohamed</meta:initial-creator>
    <dc:creator>Oudah, Mohamed</dc:creator>
    <meta:creation-date>2025-03-26T14:19:00Z</meta:creation-date>
    <dc:date>2025-03-26T14:19:00Z</dc:date>
    <meta:print-date>2025-02-19T21:43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71" meta:character-count="4494" meta:row-count="31" meta:non-whitespace-character-count="3831"/>
  </office:meta>
</office:document-meta>
</file>